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ce style:name="Arial1" svg:font-family="Arial" style:font-family-generic="swiss"/>
    <style:font-face style:name="Calibri1" svg:font-family="Calibri" style:font-pitch="variable"/>
    <style:font-face style:name="Consolas" svg:font-family="Consolas"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automatic-styles>
    <style:style style:name="Table1" style:family="table">
      <style:table-properties style:width="6.2347in" fo:margin-left="-0.0785in" fo:margin-top="0in" fo:margin-bottom="0in" table:align="left"/>
    </style:style>
    <style:style style:name="Table1.A" style:family="table-column">
      <style:table-column-properties style:column-width="3.1174in"/>
    </style:style>
    <style:style style:name="Table1.B" style:family="table-column">
      <style:table-column-properties style:column-width="3.1167in"/>
    </style:style>
    <style:style style:name="Table1.1" style:family="table-row">
      <style:table-row-properties fo:keep-together="auto"/>
    </style:style>
    <style:style style:name="Table1.A1" style:family="table-cell">
      <style:table-cell-properties style:vertical-align="" fo:background-color="#ffffff" fo:padding-left="0.075in" fo:padding-right="0.075in" fo:padding-top="0in" fo:padding-bottom="0in" fo:border="0.5pt solid #000001">
        <style:background-image/>
      </style:table-cell-properties>
    </style:style>
    <style:style style:name="Table1.A2" style:family="table-cell">
      <style:table-cell-properties style:vertical-align="" fo:padding-left="0.075in" fo:padding-right="0.075in" fo:padding-top="0in" fo:padding-bottom="0in" fo:border="0.5pt solid #000001"/>
    </style:style>
    <style:style style:name="Table1.B2" style:family="table-cell">
      <style:table-cell-properties style:vertical-align="" fo:padding-left="0.075in" fo:padding-right="0.075in" fo:padding-top="0in" fo:padding-bottom="0in" fo:border="0.5pt solid #000001"/>
    </style:style>
    <style:style style:name="Table1.A3" style:family="table-cell">
      <style:table-cell-properties style:vertical-align="" fo:padding-left="0.075in" fo:padding-right="0.075in" fo:padding-top="0in" fo:padding-bottom="0in" fo:border="0.5pt solid #000001"/>
    </style:style>
    <style:style style:name="Table1.B3" style:family="table-cell">
      <style:table-cell-properties style:vertical-align="" fo:padding-left="0.075in" fo:padding-right="0.075in" fo:padding-top="0in" fo:padding-bottom="0in" fo:border="0.5pt solid #000001"/>
    </style:style>
    <style:style style:name="Table1.A4" style:family="table-cell">
      <style:table-cell-properties style:vertical-align="" fo:padding-left="0.075in" fo:padding-right="0.075in" fo:padding-top="0in" fo:padding-bottom="0in" fo:border="0.5pt solid #000001"/>
    </style:style>
    <style:style style:name="Table1.B4" style:family="table-cell">
      <style:table-cell-properties style:vertical-align="" fo:padding-left="0.075in" fo:padding-right="0.075in" fo:padding-top="0in" fo:padding-bottom="0in" fo:border="0.5pt solid #000001"/>
    </style:style>
    <style:style style:name="Table2" style:family="table">
      <style:table-properties style:width="6.2347in" fo:margin-left="-0.0785in" fo:margin-top="0in" fo:margin-bottom="0in" table:align="left"/>
    </style:style>
    <style:style style:name="Table2.A" style:family="table-column">
      <style:table-column-properties style:column-width="3.1174in"/>
    </style:style>
    <style:style style:name="Table2.B" style:family="table-column">
      <style:table-column-properties style:column-width="3.116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1"/>
    </style:style>
    <style:style style:name="Table3" style:family="table">
      <style:table-properties style:width="6.2347in" fo:margin-left="-0.0785in" fo:margin-top="0in" fo:margin-bottom="0in" table:align="left"/>
    </style:style>
    <style:style style:name="Table3.A" style:family="table-column">
      <style:table-column-properties style:column-width="3.1174in"/>
    </style:style>
    <style:style style:name="Table3.B" style:family="table-column">
      <style:table-column-properties style:column-width="3.1167in"/>
    </style:style>
    <style:style style:name="Table3.1" style:family="table-row">
      <style:table-row-properties fo:keep-together="auto"/>
    </style:style>
    <style:style style:name="Table3.A1" style:family="table-cell">
      <style:table-cell-properties style:vertical-align="" fo:background-color="#ffffff" fo:padding-left="0.075in" fo:padding-right="0.075in" fo:padding-top="0in" fo:padding-bottom="0in" fo:border="0.5pt solid #000001">
        <style:background-image/>
      </style:table-cell-properties>
    </style:style>
    <style:style style:name="Table3.A2" style:family="table-cell">
      <style:table-cell-properties style:vertical-align="" fo:padding-left="0.075in" fo:padding-right="0.075in" fo:padding-top="0in" fo:padding-bottom="0in" fo:border="0.5pt solid #000001"/>
    </style:style>
    <style:style style:name="Table3.B2" style:family="table-cell">
      <style:table-cell-properties style:vertical-align="" fo:padding-left="0.075in" fo:padding-right="0.075in" fo:padding-top="0in" fo:padding-bottom="0in" fo:border="0.5pt solid #000001"/>
    </style:style>
    <style:style style:name="Table3.A3" style:family="table-cell">
      <style:table-cell-properties style:vertical-align="" fo:padding-left="0.075in" fo:padding-right="0.075in" fo:padding-top="0in" fo:padding-bottom="0in" fo:border="0.5pt solid #000001"/>
    </style:style>
    <style:style style:name="Table3.B3" style:family="table-cell">
      <style:table-cell-properties style:vertical-align="" fo:padding-left="0.075in" fo:padding-right="0.075in" fo:padding-top="0in" fo:padding-bottom="0in" fo:border="0.5pt solid #000001"/>
    </style:style>
    <style:style style:name="Table3.A4" style:family="table-cell">
      <style:table-cell-properties style:vertical-align="" fo:padding-left="0.075in" fo:padding-right="0.075in" fo:padding-top="0in" fo:padding-bottom="0in" fo:border="0.5pt solid #000001"/>
    </style:style>
    <style:style style:name="Table3.B4" style:family="table-cell">
      <style:table-cell-properties style:vertical-align="" fo:padding-left="0.075in" fo:padding-right="0.075in" fo:padding-top="0in" fo:padding-bottom="0in" fo:border="0.5pt solid #000001"/>
    </style:style>
    <style:style style:name="P1" style:family="paragraph" style:parent-style-name="Standard">
      <style:paragraph-properties fo:margin-top="0in" fo:margin-bottom="0in" loext:contextual-spacing="false" fo:line-height="100%" fo:padding="0in" fo:border="none"/>
    </style:style>
    <style:style style:name="P2" style:family="paragraph" style:parent-style-name="Standard">
      <style:paragraph-properties fo:margin-top="0in" fo:margin-bottom="0in" loext:contextual-spacing="false" fo:line-height="100%" fo:padding="0in" fo:border="none"/>
      <style:text-properties style:font-name="Arial" fo:font-size="14pt" fo:font-style="italic" fo:font-weight="bold" style:font-name-asian="Arial2" style:font-size-asian="14pt" style:font-style-asian="italic" style:font-weight-asian="bold" style:font-name-complex="Arial2" style:font-size-complex="14pt"/>
    </style:style>
    <style:style style:name="P3" style:family="paragraph" style:parent-style-name="Standard" style:master-page-name="Standard">
      <style:paragraph-properties fo:margin-top="0in" fo:margin-bottom="0in" loext:contextual-spacing="false" fo:line-height="100%" fo:text-align="justify" style:justify-single-word="false" style:page-number="1" fo:padding="0in" fo:border="none"/>
    </style:style>
    <style:style style:name="P4"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5" style:family="paragraph" style:parent-style-name="Standard">
      <style:paragraph-properties fo:margin-left="0.25in" fo:margin-right="0in" fo:margin-top="0in" fo:margin-bottom="0in" loext:contextual-spacing="false" fo:line-height="100%" fo:text-indent="0in" style:auto-text-indent="false" fo:padding="0in" fo:border="none"/>
    </style:style>
    <style:style style:name="P6" style:family="paragraph" style:parent-style-name="Standard">
      <style:paragraph-properties fo:margin-left="0.5in" fo:margin-right="0in" fo:margin-top="0in" fo:margin-bottom="0in" loext:contextual-spacing="false" fo:line-height="100%" fo:text-indent="0in" style:auto-text-indent="false" fo:padding="0in" fo:border="none"/>
    </style:style>
    <style:style style:name="P7" style:family="paragraph" style:parent-style-name="Standard">
      <style:paragraph-properties fo:margin-left="0.5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8"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9" style:family="paragraph" style:parent-style-name="Standard">
      <style:paragraph-properties fo:margin-left="0in" fo:margin-right="0in" fo:margin-top="0in" fo:margin-bottom="0in" loext:contextual-spacing="false" fo:line-height="100%" fo:text-indent="0in" style:auto-text-indent="false" fo:padding="0in" fo:border="none"/>
      <style:text-properties style:font-name="Arial" style:font-name-asian="Arial2" style:font-name-complex="Arial2"/>
    </style:style>
    <style:style style:name="P10" style:family="paragraph" style:parent-style-name="Standard" style:master-page-name="Converted2">
      <style:paragraph-properties fo:margin-left="0in" fo:margin-right="0in" fo:margin-top="0in" fo:margin-bottom="0in" loext:contextual-spacing="false" fo:line-height="100%" fo:text-indent="0in" style:auto-text-indent="false" style:page-number="auto" fo:padding="0in" fo:border="none"/>
    </style:style>
    <style:style style:name="P11"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P12"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P13"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P14"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P15" style:family="paragraph" style:parent-style-name="Standard" style:master-page-name="Converted1">
      <style:paragraph-properties fo:margin-left="0in" fo:margin-right="0in" fo:margin-top="0in" fo:margin-bottom="0.139in" loext:contextual-spacing="false" fo:line-height="115%" fo:text-indent="0in" style:auto-text-indent="false" style:page-number="auto" fo:padding="0in" fo:border="none"/>
    </style:style>
    <style:style style:name="P16" style:family="paragraph" style:parent-style-name="Standard" style:master-page-name="Converted3">
      <style:paragraph-properties fo:margin-left="0in" fo:margin-right="0in" fo:margin-top="0in" fo:margin-bottom="0.139in" loext:contextual-spacing="false" fo:line-height="115%" fo:text-indent="0in" style:auto-text-indent="false" style:page-number="auto" fo:padding="0in" fo:border="none"/>
    </style:style>
    <style:style style:name="P17" style:family="paragraph" style:parent-style-name="Standard" style:master-page-name="Converted4">
      <style:paragraph-properties fo:margin-left="0in" fo:margin-right="0in" fo:margin-top="0in" fo:margin-bottom="0.139in" loext:contextual-spacing="false" fo:line-height="115%" fo:text-indent="0in" style:auto-text-indent="false" style:page-number="auto" fo:padding="0in" fo:border="none"/>
    </style:style>
    <style:style style:name="P18" style:family="paragraph" style:parent-style-name="Standard" style:list-style-name="WWNum8">
      <style:paragraph-properties fo:margin-left="0.5in" fo:margin-right="0in" fo:margin-top="0in" fo:margin-bottom="0in" loext:contextual-spacing="false" fo:line-height="100%" fo:text-indent="-0.25in" style:auto-text-indent="false" fo:padding="0in" fo:border="none"/>
    </style:style>
    <style:style style:name="P19"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21" style:family="paragraph" style:parent-style-name="Standard" style:list-style-name="WWNum3">
      <style:paragraph-properties fo:margin-left="0.5in" fo:margin-right="0in" fo:margin-top="0in" fo:margin-bottom="0in" loext:contextual-spacing="false" fo:line-height="100%" fo:text-indent="-0.25in" style:auto-text-indent="false" fo:padding="0in" fo:border="none"/>
    </style:style>
    <style:style style:name="P22" style:family="paragraph" style:parent-style-name="Standard" style:list-style-name="WWNum4">
      <style:paragraph-properties fo:margin-left="0.5in" fo:margin-right="0in" fo:margin-top="0in" fo:margin-bottom="0in" loext:contextual-spacing="false" fo:line-height="100%" fo:text-indent="-0.25in" style:auto-text-indent="false" fo:padding="0in" fo:border="none"/>
    </style:style>
    <style:style style:name="P23" style:family="paragraph" style:parent-style-name="Standard" style:list-style-name="WWNum6">
      <style:paragraph-properties fo:margin-left="0.5in" fo:margin-right="0in" fo:margin-top="0in" fo:margin-bottom="0in" loext:contextual-spacing="false" fo:line-height="100%" fo:text-indent="-0.25in" style:auto-text-indent="false" fo:padding="0in" fo:border="none"/>
    </style:style>
    <style:style style:name="P24" style:family="paragraph" style:parent-style-name="Standard" style:list-style-name="WWNum5">
      <style:paragraph-properties fo:margin-left="0.5in" fo:margin-right="0in" fo:margin-top="0in" fo:margin-bottom="0in" loext:contextual-spacing="false" fo:line-height="100%" fo:text-indent="-0.25in" style:auto-text-indent="false" fo:padding="0in" fo:border="none"/>
    </style:style>
    <style:style style:name="P25" style:family="paragraph" style:parent-style-name="Standard" style:list-style-name="WWNum7">
      <style:paragraph-properties fo:margin-left="0.5in" fo:margin-right="0in" fo:margin-top="0in" fo:margin-bottom="0in" loext:contextual-spacing="false" fo:line-height="100%" fo:text-indent="-0.25in" style:auto-text-indent="false" fo:padding="0in" fo:border="none"/>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7" style:family="paragraph" style:parent-style-name="Heading_20_2">
      <style:paragraph-properties fo:margin-top="0.25in" fo:margin-bottom="0in" loext:contextual-spacing="false" fo:line-height="100%" fo:padding="0in" fo:border="none"/>
    </style:style>
    <style:style style:name="P28" style:family="paragraph" style:parent-style-name="Heading_20_2">
      <style:paragraph-properties fo:margin-top="0.1665in" fo:margin-bottom="0.0417in" loext:contextual-spacing="false" fo:line-height="100%" fo:padding="0in" fo:border="none"/>
    </style:style>
    <style:style style:name="P29" style:family="paragraph" style:parent-style-name="Heading_20_3">
      <style:paragraph-properties fo:margin-top="0.1665in" fo:margin-bottom="0.0417in" loext:contextual-spacing="false" fo:line-height="100%" fo:padding="0in" fo:border="none"/>
    </style:style>
    <style:style style:name="P30" style:family="paragraph">
      <style:paragraph-properties fo:margin-top="0in" fo:margin-bottom="0in" fo:line-height="100%" fo:text-align="center"/>
    </style:style>
    <style:style style:name="P31" style:family="paragraph">
      <loext:graphic-properties draw:fill="solid" draw:fill-color="#c9daf8"/>
      <style:paragraph-properties fo:margin-top="0in" fo:margin-bottom="0in" fo:line-height="100%" fo:text-align="center"/>
    </style:style>
    <style:style style:name="P32" style:family="paragraph">
      <loext:graphic-properties draw:fill="solid" draw:fill-color="#b6d7a8"/>
      <style:paragraph-properties fo:margin-top="0in" fo:margin-bottom="0in" fo:line-height="100%" fo:text-align="center"/>
    </style:style>
    <style:style style:name="P33" style:family="paragraph">
      <loext:graphic-properties draw:fill="none"/>
      <style:paragraph-properties fo:text-align="start"/>
    </style:style>
    <style:style style:name="P34" style:family="paragraph">
      <loext:graphic-properties draw:fill="solid" draw:fill-color="#a0a0a0"/>
      <style:paragraph-properties fo:text-align="center"/>
    </style:style>
    <style:style style:name="T1" style:family="text">
      <style:text-properties style:font-name="Arial" fo:font-size="12pt" fo:font-weight="bold" style:font-name-asian="Arial2" style:font-size-asian="12pt" style:font-weight-asian="bold" style:font-name-complex="Arial2" style:font-size-complex="12pt"/>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14pt" style:font-name-asian="Arial2" style:font-size-asian="14pt" style:font-name-complex="Arial2" style:font-size-complex="14pt"/>
    </style:style>
    <style:style style:name="T4" style:family="text">
      <style:text-properties style:font-name="Arial" style:font-name-asian="Arial2" style:font-name-complex="Arial2"/>
    </style:style>
    <style:style style:name="T5" style:family="text">
      <style:text-properties style:font-name="Arial" fo:font-weight="bold" style:font-name-asian="Arial2" style:font-weight-asian="bold" style:font-name-complex="Arial2"/>
    </style:style>
    <style:style style:name="T6" style:family="text">
      <style:text-properties style:font-name="Arial" fo:font-size="10pt" style:font-name-asian="Arial2" style:font-size-asian="10pt" style:font-name-complex="Arial2" style:font-size-complex="10pt"/>
    </style:style>
    <style:style style:name="T7" style:family="text">
      <style:text-properties fo:color="#1155cc" style:font-name="Arial" fo:font-size="12pt" style:text-underline-style="solid" style:text-underline-width="auto" style:text-underline-color="font-color" style:font-name-asian="Arial2" style:font-size-asian="12pt" style:font-name-complex="Arial2" style:font-size-complex="12pt"/>
    </style:style>
    <style:style style:name="T8" style:family="text">
      <style:text-properties style:text-position="0% 100%"/>
    </style:style>
    <style:style style:name="T9" style:family="text">
      <style:text-properties style:text-position="0% 100%" style:font-name="Arial" style:font-name-asian="Arial2" style:font-name-complex="Arial2"/>
    </style:style>
    <style:style style:name="T10" style:family="text">
      <style:text-properties style:text-position="0% 100%" style:font-name="Arial" fo:font-size="14pt" style:font-name-asian="Arial2" style:font-size-asian="14pt" style:font-name-complex="Arial2" style:font-size-complex="14pt"/>
    </style:style>
    <style:style style:name="T11" style:family="text">
      <style:text-properties style:text-position="0% 100%" style:font-name="Arial" fo:font-weight="bold" style:font-name-asian="Arial2" style:font-weight-asian="bold" style:font-name-complex="Arial2"/>
    </style:style>
    <style:style style:name="T12" style:family="text">
      <style:text-properties style:text-position="0% 100%" style:font-name="Arial" fo:font-size="12pt" style:font-name-asian="Arial2" style:font-size-asian="12pt" style:font-name-complex="Arial2" style:font-size-complex="12pt"/>
    </style:style>
    <style:style style:name="T13" style:family="text">
      <style:text-properties style:text-position="0% 100%" style:font-name="Arial" fo:font-style="italic" style:font-name-asian="Arial2" style:font-style-asian="italic" style:font-name-complex="Arial2"/>
    </style:style>
    <style:style style:name="T14" style:family="text">
      <style:text-properties style:text-position="0% 100%" style:font-name="Arial" fo:font-size="10pt" style:font-name-asian="Arial2" style:font-size-asian="10pt" style:font-name-complex="Arial2" style:font-size-complex="10pt"/>
    </style:style>
    <style:style style:name="T15" style:family="text">
      <style:text-properties style:text-position="0% 100%" style:font-name="Arial" fo:font-size="11pt" style:font-name-asian="Arial2" style:font-size-asian="11pt" style:font-name-complex="Arial2" style:font-size-complex="11pt"/>
    </style:style>
    <style:style style:name="T16" style:family="text">
      <style:text-properties style:text-position="0% 100%" style:font-name="Courier New" style:font-name-asian="Courier New1" style:font-name-complex="Courier New1"/>
    </style:style>
    <style:style style:name="T17" style:family="text">
      <style:text-properties style:text-position="0% 100%" style:font-name="Calibri" fo:font-size="10pt" style:font-name-asian="Calibri2" style:font-size-asian="10pt" style:font-name-complex="Calibri2" style:font-size-complex="10pt"/>
    </style:style>
    <style:style style:name="T18" style:family="text">
      <style:text-properties style:text-position="0% 100%" style:font-name="Calibri" fo:font-size="10pt" fo:font-style="italic" style:font-name-asian="Calibri2" style:font-size-asian="10pt" style:font-style-asian="italic" style:font-name-complex="Calibri2" style:font-size-complex="10pt"/>
    </style:style>
    <style:style style:name="T19" style:family="text">
      <style:text-properties style:text-position="super 58%"/>
    </style:style>
    <style:style style:name="T20" style:family="text">
      <style:text-properties style:font-name="Courier New" style:font-name-asian="Courier New1" style:font-name-complex="Courier New1"/>
    </style:style>
    <style:style style:name="T21" style:family="text">
      <style:text-properties fo:font-variant="normal" fo:text-transform="none" fo:color="#000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09in" svg:stroke-color="#c9daf8" draw:stroke-linejoin="round" draw:fill="solid" draw:fill-color="#c9daf8" draw:textarea-vertical-align="middle" draw:auto-grow-height="false" draw:fit-to-size="false" fo:min-height="0.3252in" fo:min-width="0.9984in" fo:padding-top="0.1in" fo:padding-bottom="0.1in" fo:padding-left="0.1in" fo:padding-right="0.1in" fo:wrap-option="wrap" style:run-through="foreground"/>
    </style:style>
    <style:style style:name="gr3" style:family="graphic">
      <style:graphic-properties draw:stroke="solid" svg:stroke-width="0.0209in" svg:stroke-color="#c9daf8" draw:stroke-linejoin="round" draw:fill="solid" draw:fill-color="#c9daf8" draw:textarea-vertical-align="middle" draw:auto-grow-height="false" draw:fit-to-size="false" fo:min-height="0.3256in" fo:min-width="0.998in" fo:padding-top="0.1in" fo:padding-bottom="0.1in" fo:padding-left="0.1in" fo:padding-right="0.1in" fo:wrap-option="wrap" style:run-through="foreground"/>
    </style:style>
    <style:style style:name="gr4" style:family="graphic">
      <style:graphic-properties draw:stroke="solid" svg:stroke-width="0.0209in" svg:stroke-color="#c9daf8" draw:stroke-linejoin="round" draw:fill="solid" draw:fill-color="#c9daf8" draw:textarea-vertical-align="middle" draw:auto-grow-height="false" draw:fit-to-size="false" fo:min-height="0.3256in" fo:min-width="1.3689in" fo:padding-top="0.1in" fo:padding-bottom="0.1in" fo:padding-left="0.1in" fo:padding-right="0.1in" fo:wrap-option="wrap" style:run-through="foreground"/>
    </style:style>
    <style:style style:name="gr5" style:family="graphic">
      <style:graphic-properties draw:stroke="solid" svg:stroke-width="0.0209in" svg:stroke-color="#b6d7a8" draw:stroke-linejoin="round" draw:fill="solid" draw:fill-color="#b6d7a8" draw:textarea-vertical-align="middle" draw:auto-grow-height="false" draw:fit-to-size="false" fo:min-height="0.3252in" fo:min-width="0.998in" fo:padding-top="0.1in" fo:padding-bottom="0.1in" fo:padding-left="0.1in" fo:padding-right="0.1in" fo:wrap-option="wrap" style:run-through="foreground"/>
    </style:style>
    <style:style style:name="gr6"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4555in" fo:min-width="1.2146in" fo:padding-top="0.1in" fo:padding-bottom="0.1in" fo:padding-left="0.1in" fo:padding-right="0.1in" fo:wrap-option="wrap" style:run-through="foreground"/>
    </style:style>
    <style:style style:name="gr7"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1929in" fo:min-width="0in" fo:padding-top="0.1in" fo:padding-bottom="0.1in" fo:padding-left="0.1in" fo:padding-right="0.1in" fo:wrap-option="wrap" style:run-through="foreground"/>
    </style:style>
    <style:style style:name="gr8"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2256in" fo:min-width="0in" fo:padding-top="0.1in" fo:padding-bottom="0.1in" fo:padding-left="0.1in" fo:padding-right="0.1in" fo:wrap-option="wrap" style:run-through="foreground"/>
    </style:style>
    <style:style style:name="gr9"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2256in" fo:min-width="0.561in" fo:padding-top="0.1in" fo:padding-bottom="0.1in" fo:padding-left="0.1in" fo:padding-right="0.1in" fo:wrap-option="wrap" style:run-through="foreground"/>
    </style:style>
    <style:style style:name="gr10" style:family="graphic">
      <style:graphic-properties draw:stroke="solid" svg:stroke-width="0.0209in" svg:stroke-color="#000000" draw:marker-end="msArrowEnd_20_5" draw:marker-end-width="0.0827in" draw:marker-end-center="false" draw:stroke-linejoin="round" draw:fill="none" draw:textarea-vertical-align="middle" draw:auto-grow-height="false" draw:fit-to-size="false" fo:min-height="0.2043in" fo:min-width="0.4638in" fo:padding-top="0.1in" fo:padding-bottom="0.1in" fo:padding-left="0.1in" fo:padding-right="0.1in" fo:wrap-option="wrap" style:run-through="foreground"/>
    </style:style>
    <style:style style:name="gr1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oa88qgu6wogk" text:style-name="Index_20_Link" text:visited-style-name="Index_20_Link"><text:span text:style-name="T7">Enumeraciones</text:span></text:a></text:p>
          <text:p text:style-name="P4"><text:a xlink:type="simple" xlink:href="#_438i7vkghzyj" text:style-name="Index_20_Link" text:visited-style-name="Index_20_Link"><text:span text:style-name="T7">Tipos de datos parametrizados</text:span></text:a></text:p>
          <text:p text:style-name="P4"><text:a xlink:type="simple" xlink:href="#_pr4wnzte0p0x" text:style-name="Index_20_Link" text:visited-style-name="Index_20_Link"><text:span text:style-name="T7">Tipos de datos recursivos</text:span></text:a></text:p>
          <text:p text:style-name="P4"><text:a xlink:type="simple" xlink:href="#_ormd2d2c00ca" text:style-name="Index_20_Link" text:visited-style-name="Index_20_Link"><text:span text:style-name="T7">Tipo de dato Maybe</text:span></text:a></text:p>
          <text:p text:style-name="P6"><text:a xlink:type="simple" xlink:href="#_5eyn58krta94" text:style-name="Index_20_Link" text:visited-style-name="Index_20_Link"><text:span text:style-name="T7">Otros usos de Maybe</text:span></text:a></text:p>
          <text:p text:style-name="P6"><text:a xlink:type="simple" xlink:href="#_dtf3rjl1mult" text:style-name="Index_20_Link" text:visited-style-name="Index_20_Link"><text:span text:style-name="T7">Evaluando valores Maybe</text:span></text:a></text:p>
          <text:p text:style-name="P4"><text:a xlink:type="simple" xlink:href="#_gfjzsm13qbie" text:style-name="Index_20_Link" text:visited-style-name="Index_20_Link"><text:span text:style-name="T7">Kinds</text:span></text:a></text:p>
          <text:p text:style-name="P6"><text:a xlink:type="simple" xlink:href="#_ozqikkhgd2j" text:style-name="Index_20_Link" text:visited-style-name="Index_20_Link"><text:span text:style-name="T7">Más sobre tipos (en otros textos)</text:span></text:a></text:p>
        </text:index-body>
      </text:table-of-content>
      <text:p text:style-name="P2"/>
      <text:p text:style-name="P27"><text:bookmark text:name="_oa88qgu6wogk"/><text:span text:style-name="T3">Enumeraciones</text:span></text:p>
      <text:p text:style-name="P8"><text:span text:style-name="T9">Podemos definir enumeraciones de la misma manera que definimos el tipo de dato </text:span><text:span text:style-name="T4">E</text:span><text:span text:style-name="T9">mpleado, escribiendo los constructores uno a continuación del otro para determinar así el orden:</text:span></text:p>
      <text:p text:style-name="P8"><text:span text:style-name="T16">data Bool = False | True</text:span></text:p>
      <text:p text:style-name="P8"><text:span text:style-name="T16">data Color = Rojo | Amarillo | Azul | Verde | Naranja | Violeta </text:span></text:p>
      <text:p text:style-name="P8"><text:span text:style-name="T16">data Temperatura = Frio | Caliente</text:span></text:p>
      <text:p text:style-name="P8"><text:span text:style-name="T16">data Estacion = Primavera | Verano | Otonio | Invierno</text:span></text:p>
      <text:p text:style-name="P8"/>
      <text:p text:style-name="P8"><text:span text:style-name="T16">&gt; :t Azul</text:span></text:p>
      <text:p text:style-name="P8"><text:span text:style-name="T16">Azul :: Color</text:span></text:p>
      <text:p text:style-name="P8"/>
      <text:p text:style-name="P8"><text:soft-page-break/><text:span text:style-name="T9">Un ejemplo práctico del libro de José Labra</text:span><text:span text:style-name="T9"><text:note text:id="ftn1" text:note-class="footnote"><text:note-citation>1</text:note-citation><text:note-body><text:p text:style-name="P15"><text:span text:style-name="T19"/><text:span text:style-name="T17"> </text:span><text:span text:style-name="T18">Introducción al lenguaje Haskell</text:span><text:span text:style-name="T17">, José Labra, Universidad de Oviedo, 1998</text:span></text:p></text:note-body></text:note></text:span><text:span text:style-name="T9">:</text:span></text:p>
      <text:p text:style-name="P8"><text:span text:style-name="T16">tiempo :: Estacion -&gt; Temperatura</text:span></text:p>
      <text:p text:style-name="P8"><text:span text:style-name="T16">tiempo Primavera = Caliente</text:span></text:p>
      <text:p text:style-name="P8"><text:span text:style-name="T16">tiempo Verano <text:s text:c="3"/>= Caliente</text:span></text:p>
      <text:p text:style-name="P8"><text:span text:style-name="T16">tiempo _ <text:s text:c="8"/>= Frio</text:span></text:p>
      <text:p text:style-name="P8"/>
      <text:p text:style-name="P28"><text:bookmark text:name="_438i7vkghzyj"/><text:span text:style-name="T10">Tipos de datos parametrizados</text:span></text:p>
      <text:p text:style-name="P8"><text:span text:style-name="T9">Al definir un nuevo tipo de dato, podemos utilizar tipos parametrizados:</text:span></text:p>
      <text:p text:style-name="P8"><text:span text:style-name="T9">data Par a b = Par a b</text:span></text:p>
      <text:p text:style-name="P8"><text:span text:style-name="T9">data Complejo a = Complejo a a</text:span></text:p>
      <text:p text:style-name="P9"/>
      <text:p text:style-name="P8"><text:span text:style-name="T9">En el primero de los casos, la definición de Par se asemeja a una tupla: el constructor Par espera dos parámetros: a y b pueden ser de cualquier tipo (incluso iguales). En el caso de los complejos, el constructor Complejo espera dos argumentos de cualquier tipo (pero ambos deben coincidir).</text:span></text:p>
      <text:p text:style-name="P9"/>
      <text:p text:style-name="P8"><text:span text:style-name="T9">En la definición del tipo hay que distinguir </text:span></text:p>
      <text:list xml:id="list4590567084366349478" text:style-name="WWNum8">
        <text:list-item>
          <text:p text:style-name="P18"><text:span text:style-name="T9">el a y el b de la izquierda, que refieren a los tipos parametrizados, mientras que </text:span></text:p>
        </text:list-item>
        <text:list-item>
          <text:p text:style-name="P18"><text:span text:style-name="T9">cada letra que sigue al constructor marca un parámetro, cuyo tipo es de la letra que está a la izquierda</text:span></text:p>
        </text:list-item>
      </text:list>
      <text:p text:style-name="P7"/>
      <text:p text:style-name="P1"><text:span text:style-name="T4"><text:s text:c="13"/></text:span><text:span text:style-name="T5"><text:s/>1)</text:span><text:span text:style-name="T11"> <text:s text:c="11"/>2)</text:span></text:p>
      <text:p text:style-name="P8"><text:span text:style-name="T9">data Par a b = Par a b <text:s text:c="9"/></text:span></text:p>
      <text:p text:style-name="P9"/>
      <text:p text:style-name="P8"><text:span text:style-name="T9">&gt; Par 8 "hermanos"</text:span></text:p>
      <text:p text:style-name="P8"><text:soft-page-break/><text:span text:style-name="T9">Es válido, dado que a y b pueden ser de diferente tipo: a es Int, b es String.</text:span></text:p>
      <text:p text:style-name="P9"/>
      <text:p text:style-name="P8"><text:span text:style-name="T9">&gt; Complejo 8 "hermanos"</text:span></text:p>
      <text:p text:style-name="P8"><text:span text:style-name="T9">Da error, porque el constructor espera dos argumentos del mismo tipo</text:span></text:p>
      <text:p text:style-name="P28"><text:bookmark text:name="_pr4wnzte0p0x"/><text:span text:style-name="T10">Tipos de datos recursivos</text:span></text:p>
      <text:p text:style-name="P8"><text:span text:style-name="T9">Si queremos modelar el organigrama de una empresa:</text:span></text:p>
      <text:p text:style-name="P9"/>
      <text:p text:style-name="P8"><draw:g text:anchor-type="as-char" svg:y="0in" draw:z-index="0" draw:style-name="gr1"><draw:custom-shape draw:name="Shape 2" draw:style-name="gr2" draw:text-style-name="P31" svg:width="1.198in" svg:height="0.5248in" svg:x="2.7772in" svg:y="0in"><text:p text:style-name="P30"><text:span text:style-name="T21">Charl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31" svg:width="1.1976in" svg:height="0.5252in" svg:x="0.7626in" svg:y="0.9189in"><text:p text:style-name="P30"><text:span text:style-name="T21">Migue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31" svg:width="1.5685in" svg:height="0.5252in" svg:x="2.6244in" svg:y="0.9189in"><text:p text:style-name="P30"><text:span text:style-name="T21">Guadalup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3" draw:text-style-name="P31" svg:width="1.1976in" svg:height="0.5252in" svg:x="4.7925in" svg:y="0.9189in"><text:p text:style-name="P30"><text:span text:style-name="T21">Patric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5" draw:text-style-name="P32" svg:width="1.1976in" svg:height="0.5248in" svg:x="0in" svg:y="1.8717in"><text:p text:style-name="P30"><text:span text:style-name="T21">F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5" draw:text-style-name="P32" svg:width="1.1976in" svg:height="0.5248in" svg:x="1.4264in" svg:y="1.8492in"><text:p text:style-name="P30"><text:span text:style-name="T21">Maxi</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5" draw:text-style-name="P32" svg:width="1.1976in" svg:height="0.5248in" svg:x="4.7925in" svg:y="1.8717in"><text:p text:style-name="P30"><text:span text:style-name="T21">Matía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 draw:text-style-name="P33" svg:width="1.415in" svg:height="0.6559in" svg:x="1.3598in" svg:y="0.2626in"><text:p/><draw:enhanced-geometry draw:mirror-horizontal="true" draw:mirror-vertical="false" svg:viewBox="0 0 21600 21600" draw:type="mso-spt32" draw:enhanced-path="M 0 0 L 21600 21600 N"/></draw:custom-shape><draw:custom-shape draw:style-name="gr7" draw:text-style-name="P33" svg:width="0.0323in" svg:height="0.3933in" svg:x="3.3764in" svg:y="0.5252in"><text:p/><draw:enhanced-geometry draw:mirror-horizontal="false" draw:mirror-vertical="false" svg:viewBox="0 0 21600 21600" draw:type="mso-spt32" draw:enhanced-path="M 0 0 L 21600 21600 N"/></draw:custom-shape><draw:custom-shape draw:style-name="gr6" draw:text-style-name="P33" svg:width="1.415in" svg:height="0.6559in" svg:x="3.9756in" svg:y="0.2626in"><text:p/><draw:enhanced-geometry draw:mirror-horizontal="false" draw:mirror-vertical="false" svg:viewBox="0 0 21600 21600" draw:type="mso-spt32" draw:enhanced-path="M 0 0 L 21600 21600 N"/></draw:custom-shape><draw:custom-shape draw:style-name="gr8" draw:text-style-name="P33" svg:width="0.0012in" svg:height="0.426in" svg:x="5.3909in" svg:y="1.4445in"><text:p/><draw:enhanced-geometry draw:mirror-horizontal="false" draw:mirror-vertical="false" svg:viewBox="0 0 21600 21600" draw:type="mso-spt32" draw:enhanced-path="M 0 0 L 21600 21600 N"/></draw:custom-shape><draw:custom-shape draw:style-name="gr9" draw:text-style-name="P33" svg:width="0.7614in" svg:height="0.426in" svg:x="0.5992in" svg:y="1.4445in"><text:p/><draw:enhanced-geometry draw:mirror-horizontal="true" draw:mirror-vertical="false" svg:viewBox="0 0 21600 21600" draw:type="mso-spt32" draw:enhanced-path="M 0 0 L 21600 21600 N"/></draw:custom-shape><draw:custom-shape draw:style-name="gr10" draw:text-style-name="P33" svg:width="0.6642in" svg:height="0.4043in" svg:x="1.361in" svg:y="1.4445in"><text:p/><draw:enhanced-geometry draw:mirror-horizontal="false" draw:mirror-vertical="false" svg:viewBox="0 0 21600 21600" draw:type="mso-spt32" draw:enhanced-path="M 0 0 L 21600 21600 N"/></draw:custom-shape></draw:g></text:p>
      <text:p text:style-name="P8"/>
      <text:p text:style-name="P8"><text:span text:style-name="T9">La estructura que más se asemeja es un árbol, que puede tener:</text:span></text:p>
      <text:list xml:id="list8837676272688346815" text:style-name="WWNum1">
        <text:list-item>
          <text:p text:style-name="P19"><text:span text:style-name="T9">hojas (Fer, Maxi, Guadalupe, Matías)</text:span></text:p>
        </text:list-item>
        <text:list-item>
          <text:p text:style-name="P19"><text:span text:style-name="T9">o ramas, que a su vez pueden componerse de hojas o ramas.</text:span></text:p>
        </text:list-item>
      </text:list>
      <text:p text:style-name="P9"/>
      <text:p text:style-name="P8"><text:span text:style-name="T9">Para aceptar n niveles, podemos definir dos constructores para el tipo de dato Arbol:</text:span></text:p>
      <text:p text:style-name="P9"/>
      <text:p text:style-name="P8"><text:span text:style-name="T16">data Arbol a = Hoja a | Rama (Arbol a) (Arbol a)</text:span></text:p>
      <text:p text:style-name="P8"/>
      <text:p text:style-name="P8"><text:span text:style-name="T9">Mmm… <text:s/>claro, pero ¿cómo creo a Charly, que no tiene hermanos? Y Charly tiene a cargo tres empleados… entonces vamos a definir el constructor Rama para que reciba un conjunto de hijos (o sea, una lista de árboles, para que acepte tanto hojas como ramas):</text:span></text:p>
      <text:p text:style-name="P9"/>
      <text:p text:style-name="P8"><text:span text:style-name="T16">data Arbol a = Hoja a | Rama a [Arbol a] </text:span></text:p>
      <text:p text:style-name="P8"/>
      <text:p text:style-name="P8"><text:soft-page-break/><text:span text:style-name="T9">Entonces podemos construir el organigrama de la siguiente manera:</text:span></text:p>
      <text:p text:style-name="P8"/>
      <text:p text:style-name="P8"><text:span text:style-name="T16">organigrama = Rama "Charly" </text:span></text:p>
      <text:p text:style-name="P8"><text:span text:style-name="T16"><text:s text:c="19"/>[</text:span></text:p>
      <text:p text:style-name="P8"><text:span text:style-name="T16"><text:s text:c="23"/>Rama "Miguel" [Hoja "Fer", Hoja "Maxi"],</text:span></text:p>
      <text:p text:style-name="P8"><text:span text:style-name="T16"><text:s text:c="23"/>Hoja "Guadalupe", </text:span></text:p>
      <text:p text:style-name="P8"><text:span text:style-name="T16"><text:s text:c="23"/>Rama "Patricio" [Hoja "Matias"]</text:span></text:p>
      <text:p text:style-name="P8"><text:span text:style-name="T16"><text:s text:c="19"/>]</text:span></text:p>
      <text:p text:style-name="P8"/>
      <text:p text:style-name="P8"><text:span text:style-name="T9">Hay otras opciones, pero nos quedamos con ésta que es bastante simple.</text:span></text:p>
      <text:p text:style-name="P8"><text:span text:style-name="T9">Si queremos conocer la lista de los empleados de la empresa, tenemos que trabajar con pattern matching ramas y hojas (o sea, jefes y empleados):</text:span></text:p>
      <text:list xml:id="list8669745835153485207" text:style-name="WWNum2">
        <text:list-item>
          <text:p text:style-name="P20"><text:span text:style-name="T9">Para conocer la lista de empleados cuando hay una hoja, es una lista con ese empleado solo</text:span></text:p>
        </text:list-item>
        <text:list-item>
          <text:p text:style-name="P20"><text:span text:style-name="T9">Para conocer la lista de empleados cuando tengo una rama, es una lista que componen el jefe y toda la gente que tiene a cargo.</text:span></text:p>
        </text:list-item>
      </text:list>
      <text:p text:style-name="P9"/>
      <text:p text:style-name="P8"><text:span text:style-name="T9">La definición es recursiva: </text:span></text:p>
      <text:p text:style-name="P8"><text:span text:style-name="T16">empleados (Hoja nombre) = [nombre]</text:span></text:p>
      <text:p text:style-name="P8"><text:span text:style-name="T16">empleados (Rama nombre aCargo) = </text:span></text:p>
      <text:p text:style-name="P8"><text:span text:style-name="T16"><text:s text:c="5"/>foldl (++) [nombre] (map empleados aCargo)</text:span></text:p>
      <text:p text:style-name="P8"/>
      <text:p text:style-name="P8"><text:span text:style-name="T9">Lo evaluamos:</text:span></text:p>
      <text:p text:style-name="P8"><text:span text:style-name="T16">&gt;empleados organigrama</text:span></text:p>
      <text:p text:style-name="P8"><text:soft-page-break/><text:span text:style-name="T16">["Charly","Miguel","Fer","Maxi","Guadalupe","Patricio","Matias"]</text:span></text:p>
      <text:p text:style-name="P8"/>
      <text:p text:style-name="P8"><text:span text:style-name="T9">Con un pequeño ajuste podemos determinar quiénes no tienen gente a cargo:</text:span></text:p>
      <text:p text:style-name="P8"><text:span text:style-name="T16">pichis (Hoja nombre) = [nombre]</text:span></text:p>
      <text:p text:style-name="P8"><text:span text:style-name="T16">pichis (Rama nombre aCargo) = foldl (++) [] (map pichis aCargo)</text:span></text:p>
      <text:p text:style-name="P8"/>
      <text:p text:style-name="P8"><text:span text:style-name="T9">Otros ejemplos de tipos de datos recursivos son:</text:span></text:p>
      <text:list xml:id="list1050710993486176840" text:style-name="WWNum3">
        <text:list-item>
          <text:p text:style-name="P21"><text:span text:style-name="T9">árboles binarios y sus aplicaciones, como un árbol de expresiones lógicas (and, or) o aritméticas (suma, resta, multiplicación, etc.)</text:span></text:p>
        </text:list-item>
        <text:list-item>
          <text:p text:style-name="P21"><text:span text:style-name="T9">las listas, que en Haskell se trabajan con syntactic sugars pero que podríamos definir </text:span></text:p>
        </text:list-item>
      </text:list>
      <text:p text:style-name="P9"/>
      <text:p text:style-name="P8"><text:span text:style-name="T16">data List a = Nil | Cons a (List a)</text:span></text:p>
      <text:p text:style-name="P8"/>
      <text:p text:style-name="P8"><text:span text:style-name="T9">Definimos las funciones length, head, tail y foldl:</text:span></text:p>
      <text:p text:style-name="P8"><text:span text:style-name="T16">listLength Nil = 0</text:span></text:p>
      <text:p text:style-name="P8"><text:span text:style-name="T16">listLength (Cons x xs) = 1 + listLength xs</text:span></text:p>
      <text:p text:style-name="P8"/>
      <text:p text:style-name="P8"><text:span text:style-name="T16">listHead (Cons x xs) = x</text:span></text:p>
      <text:p text:style-name="P8"/>
      <text:p text:style-name="P8"><text:span text:style-name="T16">listTail (Cons x xs) = xs</text:span></text:p>
      <text:p text:style-name="P8"/>
      <text:p text:style-name="P8"><text:span text:style-name="T16">listFoldl f z Nil = z</text:span></text:p>
      <text:p text:style-name="P8"><text:soft-page-break/><text:span text:style-name="T16">listFoldl f z (Cons x xs) = foldl f (f z x) xs</text:span></text:p>
      <text:p text:style-name="P8"/>
      <text:p text:style-name="P8"><text:span text:style-name="T9">El syntactic sugar de Haskell permite resolver</text:span></text:p>
      <text:p text:style-name="P8"><text:span text:style-name="T16">Nil = []</text:span></text:p>
      <text:p text:style-name="P8"><text:span text:style-name="T16">Cons x xs = (x:xs)</text:span></text:p>
      <text:p text:style-name="P8"><text:span text:style-name="T16">Cons x Nil = [x]</text:span></text:p>
      <text:p text:style-name="P8"/>
      <text:p text:style-name="P8"><text:span text:style-name="T9">Para más información el lector puede </text:span><text:span text:style-name="T4">le</text:span><text:span text:style-name="T9">er Hal Daumé</text:span><text:span text:style-name="T9"><text:note text:id="ftn2" text:note-class="footnote"><text:note-citation>2</text:note-citation><text:note-body><text:p text:style-name="P10"><text:span text:style-name="T19"/><text:span text:style-name="T17"> </text:span><text:span text:style-name="T18">Yet another Haskell tutorial</text:span><text:span text:style-name="T17">, Hal Daumé III, 2002-2006, cap.61 4.5.3 Recursive dataypes</text:span></text:p></text:note-body></text:note></text:span><text:span text:style-name="T9"> o José Labra</text:span><text:span text:style-name="T9"><text:note text:id="ftn3" text:note-class="footnote"><text:note-citation>3</text:note-citation><text:note-body><text:p text:style-name="P16"><text:span text:style-name="T19"/><text:span text:style-name="T17"> José Labra, op.cit.</text:span></text:p></text:note-body></text:note></text:span><text:span text:style-name="T9">.</text:span></text:p>
      <text:p text:style-name="P28"><text:bookmark text:name="_ormd2d2c00ca"/><text:span text:style-name="T10">Tipo de dato Maybe</text:span></text:p>
      <text:p text:style-name="P8"><text:span text:style-name="T9">Nos interesa modelar las notas que un alumno obtiene en un examen. La nota puede estar entre 1 y 10, pero el alumno puede no presentarse al examen…</text:span></text:p>
      <text:p text:style-name="P9"/>
      <text:p text:style-name="P8"><text:span text:style-name="T9">¿Cómo podemos manejar este concepto?</text:span></text:p>
      <text:p text:style-name="P8"><text:span text:style-name="T9">Podemos definir un tipo de dato que acepte nulos. El tipo Maybe nos sirve para esto:</text:span></text:p>
      <text:p text:style-name="P8"/>
      <text:p text:style-name="P8"><text:span text:style-name="T16">data Maybe a = Nothing | Just a</text:span></text:p>
      <text:p text:style-name="P8"/>
      <text:p text:style-name="P8"><text:span text:style-name="T9">El constructor Nothing está representando un null, que para el negocio es un “ausente en el examen”. La nota se representa utilizando el constructor Just seguido de la nota. Entonces podemos escribir una función que nos permita sacar el promedio de los parciales:</text:span></text:p>
      <text:p text:style-name="P8"/>
      <text:p text:style-name="P8"><text:span text:style-name="T16">promediar Nothing otraNota = otraNota</text:span></text:p>
      <text:p text:style-name="P8"><text:span text:style-name="T16">promediar otraNota Nothing = otraNota</text:span></text:p>
      <text:p text:style-name="P8"><text:span text:style-name="T16">promediar (Just unaNota) (Just otraNota) = </text:span></text:p>
      <text:p text:style-name="P8"><text:soft-page-break/><text:span text:style-name="T16"><text:s text:c="4"/>Just ((unaNota + otraNota) / 2)</text:span></text:p>
      <text:p text:style-name="P8"/>
      <text:p text:style-name="P8"><text:span text:style-name="T9">¿Cuál es el dominio y la imagen de la función promediar?</text:span></text:p>
      <text:p text:style-name="P8"><text:span text:style-name="T9">Si bien no escribimos el tipo de dato, Haskell se da cuenta de que la división trabaja sobre el dominio de las fracciones, entonces infiere:</text:span></text:p>
      <text:p text:style-name="P8"><text:span text:style-name="T16">promediar :: Fractional a =&gt; Maybe a -&gt; Maybe a -&gt; Maybe a</text:span></text:p>
      <text:p text:style-name="P8"><text:span text:style-name="T9">Podríamos definir el tipo nota de la siguiente manera:</text:span></text:p>
      <text:p text:style-name="P8"><text:span text:style-name="T16">type Nota = Maybe Float</text:span></text:p>
      <text:p text:style-name="P8"/>
      <text:p text:style-name="P8"><text:span text:style-name="T9">y definir dominio e imagen a la función promediar como:</text:span></text:p>
      <text:p text:style-name="P8"><text:span text:style-name="T16">promediar :: Nota -&gt; Nota -&gt; Nota</text:span></text:p>
      <text:p text:style-name="P8"/>
      <text:p text:style-name="P8"><text:span text:style-name="T9">Esto se conoce como sinónimo de tipo (type synonym) y hace más legible/expresiva la definición de las funciones.</text:span></text:p>
      <text:p text:style-name="P8"/>
      <text:p text:style-name="P8"><text:span text:style-name="T8">Evaluamos:</text:span></text:p>
      <text:p text:style-name="P8"><text:span text:style-name="T16">&gt; promediar (Just 10) (Just 7)</text:span></text:p>
      <text:p text:style-name="P8"><text:span text:style-name="T16">Just 8.5</text:span></text:p>
      <text:p text:style-name="P8"/>
      <text:p text:style-name="P8"><text:span text:style-name="T16">&gt; promediar Nothing (Just 8)</text:span></text:p>
      <text:p text:style-name="P8"><text:span text:style-name="T16">Just 8.0</text:span></text:p>
      <text:p text:style-name="P8"/>
      <text:p text:style-name="P8"><text:span text:style-name="T9">¿Y qué pasa al promediar dos ausentes?</text:span></text:p>
      <text:p text:style-name="P8"><text:soft-page-break/><text:span text:style-name="T16">&gt; promediar Nothing Nothing</text:span></text:p>
      <text:p text:style-name="P8"><text:span text:style-name="T16">Nothing</text:span></text:p>
      <text:p text:style-name="P6"/>
      <text:p text:style-name="P29"><text:bookmark text:name="_5eyn58krta94"/><text:span text:style-name="T12">Otros usos de Maybe</text:span></text:p>
      <text:p text:style-name="P8"><text:span text:style-name="T9">Cuando tenemos que definir la función head siempre hay dudas sobre lo que tenemos que hacer con la lista vacía:</text:span></text:p>
      <text:list xml:id="list2153874378057279790" text:style-name="WWNum4">
        <text:list-item>
          <text:p text:style-name="P22"><text:span text:style-name="T9">¿tirar error? Si trabajamos el pattern matching con una lista divisible en cabeza y cola y no “pensamos” en el caso de la lista vacía, el error ocurre solo. Si nuestra intención es guiar al usuario mostrándole un mensaje más representativo, podemos intentar:</text:span></text:p>
        </text:list-item>
      </text:list>
      <text:p text:style-name="P6"/>
      <text:p text:style-name="P8"><text:span text:style-name="T16">head [] = error "No existe la cabeza de una lista vacía" </text:span></text:p>
      <text:p text:style-name="P8"/>
      <text:p text:style-name="P8"><text:span text:style-name="T9">Esto modifica el mensaje de error:</text:span></text:p>
      <text:p text:style-name="P8"><text:span text:style-name="T16">Program error: {head []} <text:s/></text:span></text:p>
      <text:p text:style-name="P8"><text:span text:style-name="T8">a uno más descriptivo:</text:span></text:p>
      <text:p text:style-name="P8"><text:span text:style-name="T16">Program error: No existe la cabeza de una lista vacía <text:s text:c="2"/></text:span></text:p>
      <text:p text:style-name="P8"/>
      <text:list xml:id="list121813392562194" text:continue-numbering="true" text:style-name="WWNum4">
        <text:list-item>
          <text:p text:style-name="P22"><text:span text:style-name="T9">También podemos cambiar head para que pueda devolver un nulo, que sería la no-existencia de un elemento que sea cabeza de dicha lista:</text:span></text:p>
        </text:list-item>
      </text:list>
      <text:p text:style-name="P8"/>
      <text:p text:style-name="P8"><text:span text:style-name="T16">head' [] = Nothing</text:span></text:p>
      <text:p text:style-name="P8"><text:span text:style-name="T16">head' (x:xs) = Just x</text:span></text:p>
      <text:p text:style-name="P8"/>
      <text:p text:style-name="P8"><text:span text:style-name="T8">Revisemos dominio y origen de head’:</text:span></text:p>
      <text:p text:style-name="P8"><text:span text:style-name="T16">head' :: [a] -&gt; Maybe a <text:s/></text:span></text:p>
      <text:p text:style-name="P8"><text:soft-page-break/><text:span text:style-name="T8">Recibimos una lista (de cualquier tipo, pero no son maybe, la lista no tiene elementos que puedan ser nulos, a lo sumo será la lista vacía), y devolvemos un maybe. </text:span></text:p>
      <text:p text:style-name="P8"/>
      <text:p text:style-name="P8"><text:span text:style-name="T8">Ahora quien llama a head’ sabe que la lista puede devolver nulos, en la versión original de head esto no está en el contrato de la función, recordemos que:</text:span></text:p>
      <text:p text:style-name="P8"><text:span text:style-name="T16">head :: [a] -&gt; a</text:span></text:p>
      <text:p text:style-name="P29"><text:bookmark text:name="_dtf3rjl1mult"/><text:span text:style-name="T12">Evaluando valores Maybe</text:span></text:p>
      <text:p text:style-name="P8"><text:span text:style-name="T9">Si queremos multiplicar un número maybe con otro, podemos definir una función:</text:span></text:p>
      <text:p text:style-name="P8"><text:span text:style-name="T16">mPor :: Maybe Float -&gt; Maybe Float -&gt; Maybe Float</text:span></text:p>
      <text:p text:style-name="P8"><text:span text:style-name="T16">mPor Nothing _ = Nothing</text:span></text:p>
      <text:p text:style-name="P8"><text:span text:style-name="T16">mPor _ Nothing = Nothing</text:span></text:p>
      <text:p text:style-name="P8"><text:span text:style-name="T16">mPor (Just a) (Just b) = Just (a * b)</text:span></text:p>
      <text:p text:style-name="P8"/>
      <text:p text:style-name="P8"><text:span text:style-name="T9">Lo evaluamos:</text:span></text:p>
      <text:p text:style-name="P8"><text:span text:style-name="T16">&gt; mPor (Just 9) (Just 2)</text:span></text:p>
      <text:p text:style-name="P8"><text:span text:style-name="T16">Just 18.0 <text:s/></text:span></text:p>
      <text:p text:style-name="P8"/>
      <text:p text:style-name="P8"><text:span text:style-name="T9">Pero es molesto tener que hacer lo mismo con la resta, la multiplicación, etc. Nosotros ya conocemos la función map:</text:span></text:p>
      <text:p text:style-name="P8"/>
      <text:p text:style-name="P8"><text:span text:style-name="T16">&gt;:t map</text:span></text:p>
      <text:p text:style-name="P8"><text:span text:style-name="T16">map :: (a -&gt; b) -&gt; [a] -&gt; [b]</text:span></text:p>
      <text:p text:style-name="P8"/>
      <text:p text:style-name="P8"><text:span text:style-name="T9">que se aplicaba sobre listas, entonces haciendo un paralelo:</text:span></text:p>
      <text:p text:style-name="P8"><text:soft-page-break/></text:p>
      <table:table table:name="Table1" table:style-name="Table1">
        <table:table-column table:style-name="Table1.A"/>
        <table:table-column table:style-name="Table1.B"/>
        <text:soft-page-break/>
        <table:table-row table:style-name="Table1.1">
          <table:table-cell table:style-name="Table1.A1" office:value-type="string">
            <text:p text:style-name="P8"><text:span text:style-name="T11">Para el map de listas</text:span></text:p>
          </table:table-cell>
          <table:table-cell table:style-name="Table1.A1" office:value-type="string">
            <text:p text:style-name="P8"><text:span text:style-name="T11">Para el map de Maybe</text:span></text:p>
          </table:table-cell>
        </table:table-row>
        <table:table-row table:style-name="Table1.1">
          <table:table-cell table:style-name="Table1.A2" office:value-type="string">
            <text:p text:style-name="P8"><text:span text:style-name="T9">Esperamos una función que recibe un a y devuelve un b</text:span></text:p>
          </table:table-cell>
          <table:table-cell table:style-name="Table1.B2" office:value-type="string">
            <text:p text:style-name="P8"><text:span text:style-name="T9">Vamos a recibir una función que reciba un a y devuelva un b (igual)</text:span></text:p>
          </table:table-cell>
        </table:table-row>
        <table:table-row table:style-name="Table1.1">
          <table:table-cell table:style-name="Table1.A3" office:value-type="string">
            <text:p text:style-name="P8"><text:span text:style-name="T9">Recibimos una lista de a</text:span></text:p>
          </table:table-cell>
          <table:table-cell table:style-name="Table1.B3" office:value-type="string">
            <text:p text:style-name="P8"><text:span text:style-name="T9">Recibimos un Maybe (de a)</text:span></text:p>
          </table:table-cell>
        </table:table-row>
        <table:table-row table:style-name="Table1.1">
          <table:table-cell table:style-name="Table1.A4" office:value-type="string">
            <text:p text:style-name="P8"><text:span text:style-name="T9">Devolvemos una lista de b</text:span></text:p>
          </table:table-cell>
          <table:table-cell table:style-name="Table1.B4" office:value-type="string">
            <text:p text:style-name="P8"><text:span text:style-name="T9">Devolvemos un Maybe (de b)</text:span></text:p>
          </table:table-cell>
        </table:table-row>
      </table:table>
      <text:p text:style-name="P9"><text:soft-page-break/></text:p>
      <text:p text:style-name="P8"/>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9">Map para lista:</text:span></text:p>
            <text:p text:style-name="P8"><text:span text:style-name="T16">map f Nil = Nil</text:span></text:p>
            <text:p text:style-name="P8"><text:span text:style-name="T16">map f (Cons x xs) = </text:span></text:p>
            <text:p text:style-name="P8"><text:span text:style-name="T16"><text:s text:c="4"/>Cons (f x) (map f xs)</text:span></text:p>
          </table:table-cell>
          <table:table-cell table:style-name="Table2.A1" office:value-type="string">
            <text:p text:style-name="P8"><text:span text:style-name="T9">Map para Maybe:</text:span></text:p>
            <text:p text:style-name="P8"><text:span text:style-name="T16">mmap f Nothing <text:s/>= Nothing</text:span></text:p>
            <text:p text:style-name="P8"><text:span text:style-name="T16">mmap f (Just x) = Just (f x)</text:span></text:p>
          </table:table-cell>
        </table:table-row>
      </table:table>
      <text:p text:style-name="P8"><text:soft-page-break/></text:p>
      <text:p text:style-name="P8"><text:span text:style-name="T9">Esto nos permite aplicar cualquier función a un Maybe:</text:span></text:p>
      <text:p text:style-name="P8"><text:span text:style-name="T16">&gt;mmap (* 2) Nothing</text:span></text:p>
      <text:p text:style-name="P8"><text:span text:style-name="T16">Nothing</text:span></text:p>
      <text:p text:style-name="P8"/>
      <text:p text:style-name="P8"><text:span text:style-name="T16">&gt;mmap (* 2) (Just 9)</text:span></text:p>
      <text:p text:style-name="P8"><text:span text:style-name="T16">Just 18</text:span></text:p>
      <text:p text:style-name="P8"/>
      <text:p text:style-name="P8"><text:span text:style-name="T9">O bien, utilizando el operador ($</text:span><text:span text:style-name="T9"><text:note text:id="ftn4" text:note-class="footnote"><text:note-citation>4</text:note-citation><text:note-body><text:p text:style-name="P17"><text:span text:style-name="T19"/><text:span text:style-name="T17"> El lector puede profundizar con ejemplos en pág.77 de Hal Daumé, </text:span><text:span text:style-name="T18">op.cit.</text:span></text:p></text:note-body></text:note></text:span><text:span text:style-name="T9">), podemos evitar algunos paréntesis:</text:span></text:p>
      <text:p text:style-name="P8"><text:span text:style-name="T16">&gt;mmap (* 2) $ Just 9</text:span></text:p>
      <text:p text:style-name="P8"><text:span text:style-name="T16">Just 18</text:span></text:p>
      <text:p text:style-name="P8"/>
      <text:p text:style-name="P8"><text:span text:style-name="T9">El lector notará –no obstante- que hay una diferencia importante entre el mPor y el mmap: <text:s/>mientras que el mPor recibía dos maybe (podíamos multiplicar dos nothings), el mmap recibe cualquier función que va de a a b (con lo cual el segundo operando del map tiene que ser no nulo).</text:span></text:p>
      <text:p text:style-name="P28"><text:bookmark text:name="_gfjzsm13qbie"/><text:span text:style-name="T10">Kinds</text:span></text:p>
      <text:p text:style-name="P8"><text:span text:style-name="T9">En este momento podemos detenernos un instante y recordar los tipos de dato con los que trabajamos en Haskell:</text:span></text:p>
      <text:list xml:id="list5952479802435471202" text:style-name="WWNum6">
        <text:list-item>
          <text:p text:style-name="P23"><text:span text:style-name="T9">Por un lado tenemos los tipos concretos, que no necesitan recibir tipos como parámetros. En este conjunto están los tipos primitivos de Haskell, como Bool, Int, Float, Char, Double. <text:s/></text:span></text:p>
        </text:list-item>
        <text:list-item>
          <text:p text:style-name="P23"><text:span text:style-name="T9">Por otra parte conocemos también los constructores de tipo (type constructors), como <text:s/>Complejo a, que recibe un tipo (por ejemplo Float) y devuelve un nuevo tipo (Complejo Float). Lo mismo ocurre con Par y Maybe.</text:span></text:p>
        </text:list-item>
      </text:list>
      <text:p text:style-name="P9"/>
      <text:p text:style-name="P8"><text:span text:style-name="T9">Para ejemplificar esta diferencia, vamos a utilizar la nomenclatura de los </text:span><text:span text:style-name="T13">kinds</text:span><text:span text:style-name="T9">, que permiten trabajar los tipos que tienen los constructores de tipo. Evaluamos en Haskell 98:</text:span></text:p>
      <text:p text:style-name="P8"><text:span text:style-name="T16">&gt;:i Float</text:span></text:p>
      <text:p text:style-name="P8"><text:span text:style-name="T16">-- type constructor with kind *</text:span></text:p>
      <text:p text:style-name="P8"><text:soft-page-break/><text:span text:style-name="T16">data Float</text:span></text:p>
      <text:p text:style-name="P8"/>
      <text:p text:style-name="P8"><text:span text:style-name="T8">Si estás en el GHCI podés utilizar el comando k (kind):</text:span></text:p>
      <text:p text:style-name="P8"><text:span text:style-name="T16">&gt;:k Int</text:span></text:p>
      <text:p text:style-name="P8"><text:span text:style-name="T16">Int :: *</text:span></text:p>
      <text:p text:style-name="P8"/>
      <text:p text:style-name="P8"><text:span text:style-name="T9">“*” se lee “tipo”, y la nomenclatura indica que el tipo Int es concreto, no espera ningún tipo como parámetro para instanciarse (por eso recibe el nombre de nullary type constructor). </text:span></text:p>
      <text:p text:style-name="P9"/>
      <text:p text:style-name="P8"><text:span text:style-name="T9">¿Qué kind tiene el complejo?</text:span></text:p>
      <text:p text:style-name="P8"><text:span text:style-name="T16">&gt;:i Complejo</text:span></text:p>
      <text:p text:style-name="P8"><text:span text:style-name="T16">-- type constructor with kind * -&gt; *</text:span></text:p>
      <text:p text:style-name="P8"><text:span text:style-name="T9">El mismo kind del Maybe, que necesita un tipo para terminar generando otro.</text:span></text:p>
      <text:p text:style-name="P9"/>
      <text:p text:style-name="P8"><text:span text:style-name="T9">Ah, y <text:s/>el Par:</text:span></text:p>
      <text:p text:style-name="P8"><text:span text:style-name="T16">&gt;:i Par</text:span></text:p>
      <text:p text:style-name="P8"><text:span text:style-name="T16">-- type constructor with kind * -&gt; * -&gt; *</text:span></text:p>
      <text:p text:style-name="P8"/>
      <text:p text:style-name="P8"><text:span text:style-name="T9">De la misma manera que podemos aplicar parcialmente una función, podemos variar los kinds del constructor de tipo Par pasándole más o menos tipos:</text:span></text:p>
      <text:p text:style-name="P9"/>
      <table:table table:name="Table3" table:style-name="Table3">
        <table:table-column table:style-name="Table3.A"/>
        <table:table-column table:style-name="Table3.B"/>
        <text:soft-page-break/>
        <table:table-row table:style-name="Table3.1">
          <table:table-cell table:style-name="Table3.A1" office:value-type="string">
            <text:p text:style-name="P8"><text:span text:style-name="T11">Constructor de tipo</text:span></text:p>
          </table:table-cell>
          <table:table-cell table:style-name="Table3.A1" office:value-type="string">
            <text:p text:style-name="P8"><text:span text:style-name="T11">Kind</text:span></text:p>
          </table:table-cell>
        </table:table-row>
        <table:table-row table:style-name="Table3.1">
          <table:table-cell table:style-name="Table3.A2" office:value-type="string">
            <text:p text:style-name="P8"><text:span text:style-name="T9">Par</text:span></text:p>
          </table:table-cell>
          <table:table-cell table:style-name="Table3.B2" office:value-type="string">
            <text:p text:style-name="P8"><text:span text:style-name="T9">* <text:s/>-&gt; * -&gt; *</text:span></text:p>
          </table:table-cell>
        </table:table-row>
        <table:table-row table:style-name="Table3.1">
          <table:table-cell table:style-name="Table3.A3" office:value-type="string">
            <text:p text:style-name="P8"><text:span text:style-name="T9">Par Int</text:span></text:p>
          </table:table-cell>
          <table:table-cell table:style-name="Table3.B3" office:value-type="string">
            <text:p text:style-name="P8"><text:span text:style-name="T9">* -&gt; *</text:span></text:p>
          </table:table-cell>
        </table:table-row>
        <table:table-row table:style-name="Table3.1">
          <table:table-cell table:style-name="Table3.A4" office:value-type="string">
            <text:p text:style-name="P8"><text:span text:style-name="T9">Par Int Char</text:span></text:p>
          </table:table-cell>
          <table:table-cell table:style-name="Table3.B4" office:value-type="string">
            <text:p text:style-name="P8"><text:span text:style-name="T9">*</text:span></text:p>
          </table:table-cell>
        </table:table-row>
      </table:table>
      <text:p text:style-name="P9"><text:soft-page-break/></text:p>
      <text:p text:style-name="P8"><text:span text:style-name="T9">La lista, ¿qué kind tiene?</text:span></text:p>
      <text:p text:style-name="P8"><text:span text:style-name="T9">[] necesita de un tipo… <text:s/>* -&gt; *</text:span></text:p>
      <text:p text:style-name="P8"><text:span text:style-name="T9">Pero [Int] es de un tipo concreto: <text:s/>*</text:span></text:p>
      <text:p text:style-name="P9"/>
      <text:p text:style-name="P8"><text:span text:style-name="T9">La función filter, </text:span></text:p>
      <text:p text:style-name="P8"><text:span text:style-name="T16">filter :: (a -&gt; Bool) -&gt; [a] -&gt; [a] <text:s/></text:span></text:p>
      <text:p text:style-name="P8"/>
      <text:p text:style-name="P8"><text:span text:style-name="T9">¿qué kind tiene? Mmm… podríamos marearnos un poco con la definición, pero tenemos que diferenciar:</text:span></text:p>
      <text:list xml:id="list9071201220161599596" text:style-name="WWNum5">
        <text:list-item>
          <text:p text:style-name="P24"><text:span text:style-name="T9">Los tipos de una función (qué valores acepta, lo que genera el dominio e imagen de dicha función). </text:span></text:p>
        </text:list-item>
        <text:list-item>
          <text:p text:style-name="P24"><text:span text:style-name="T9">Los tipos de un constructor de tipo (aquí nuestro input son tipos, no valores). </text:span></text:p>
        </text:list-item>
      </text:list>
      <text:p text:style-name="P8"><text:span text:style-name="T9">Entonces, filter, ¿construye algún tipo nuevo en base a un tipo que le paso como parámetro?</text:span></text:p>
      <text:p text:style-name="P8"><text:span text:style-name="T9">No, y en general todas las funciones tienen un kind * (son de un tipo concreto).</text:span></text:p>
      <text:p text:style-name="P9"/>
      <text:p text:style-name="P8"><text:span text:style-name="T9">¿Qué sentido tiene hablar de kinds? Hasta aquí la resolución de los kinds parece trivial, pero pongamos el siguiente caso:</text:span></text:p>
      <text:p text:style-name="P8"/>
      <text:p text:style-name="P8"><text:span text:style-name="T16">data TipoNuevo f a = MkTipoNuevo a (f a)</text:span></text:p>
      <text:p text:style-name="P8"/>
      <text:p text:style-name="P8"><text:span text:style-name="T9">¿Qué kind tiene?</text:span></text:p>
      <text:p text:style-name="P8"><text:span text:style-name="T9">f no es un tipo concreto, el constructor MkTipoNuevo recibe dos argumentos, uno de tipo a (que sí es concreto) y el otro de tipo f a, con lo cual f podría ser un Maybe, o bien un Complejo.</text:span></text:p>
      <text:p text:style-name="P9"/>
      <text:p text:style-name="P8"><text:soft-page-break/><text:span text:style-name="T9">Entonces:</text:span></text:p>
      <text:p text:style-name="P8"><text:span text:style-name="T16">TipoNuevo:: (* -&gt; *) -&gt; * -&gt; * <text:s/></text:span></text:p>
      <text:p text:style-name="P8"><text:span text:style-name="T16">TipoNuevo Maybe :: * -&gt; *</text:span></text:p>
      <text:p text:style-name="P8"/>
      <text:p text:style-name="P8"><text:span text:style-name="T9">Entender estos ejemplos es la base para poder continuar con temas más avanzados como teoría de tipos y mónadas.</text:span></text:p>
      <text:p text:style-name="P29"><text:bookmark text:name="_ozqikkhgd2j"/><text:span text:style-name="T12">Más sobre tipos (en otros textos)</text:span></text:p>
      <text:p text:style-name="P8"><text:span text:style-name="T9">Otros temas que no entran en este módulo y que el lector puede ampliar con lecturas de la bibliografía son:</text:span></text:p>
      <text:list xml:id="list6657691559529167073" text:style-name="WWNum7">
        <text:list-item>
          <text:p text:style-name="P25"><text:span text:style-name="T9">Newtype declaration</text:span></text:p>
        </text:list-item>
        <text:list-item>
          <text:p text:style-name="P25"><text:span text:style-name="T9">Field labels (también llamados named fields)</text:spa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ce style:name="Arial1" svg:font-family="Arial" style:font-family-generic="swiss"/>
    <style:font-face style:name="Calibri1" svg:font-family="Calibri" style:font-pitch="variable"/>
    <style:font-face style:name="Consolas" svg:font-family="Consolas"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margin-top="0in" fo:margin-bottom="0.139in" loext:contextual-spacing="false" fo:line-height="115%"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0209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209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0209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209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0209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209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0209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5209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0209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2875in" fo:margin-left="-0.075in" fo:margin-top="0in" fo:margin-bottom="0in" table:align="left"/>
    </style:style>
    <style:style style:name="Table4.A" style:family="table-column">
      <style:table-column-properties style:column-width="5.0299in"/>
    </style:style>
    <style:style style:name="Table4.B" style:family="table-column">
      <style:table-column-properties style:column-width="1.2569in"/>
    </style:style>
    <style:style style:name="Table4.1" style:family="table-row">
      <style:table-row-properties style:min-row-height="0.5in" fo:keep-together="auto"/>
    </style:style>
    <style:style style:name="Table4.A1" style:family="table-cell">
      <style:table-cell-properties style:vertical-align="" fo:padding-left="0.075in" fo:padding-right="0.075in" fo:padding-top="0in" fo:padding-bottom="0in" fo:border="none"/>
    </style:style>
    <style:style style:name="MP1" style:family="paragraph" style:parent-style-name="Standard">
      <style:paragraph-properties fo:margin-left="0in" fo:margin-right="0in" fo:margin-top="0in" fo:margin-bottom="0.139in" loext:contextual-spacing="false" fo:line-height="115%" fo:text-align="center" style:justify-single-word="false" fo:text-indent="0in" style:auto-text-indent="false" fo:padding="0in" fo:border="none">
        <style:tab-stops>
          <style:tab-stop style:position="3.0689in" style:type="center"/>
          <style:tab-stop style:position="6.1374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0.4307in"/>
          <style:tab-stop style:position="3in" style:type="center"/>
        </style:tab-stops>
      </style:paragraph-properties>
    </style:style>
    <style:style style:name="MP5" style:family="paragraph" style:parent-style-name="Standard">
      <style:paragraph-properties fo:margin-left="0in" fo:margin-right="0in" fo:margin-top="0in" fo:margin-bottom="0.139in" loext:contextual-spacing="false" fo:text-align="end" style:justify-single-word="false" fo:text-indent="0in" style:auto-text-indent="false" fo:padding="0in" fo:border="none">
        <style:tab-stops>
          <style:tab-stop style:position="1.0346in"/>
        </style:tab-stops>
      </style:paragraph-properties>
    </style:style>
    <style:style style:name="MP6" style:family="paragraph" style:parent-style-name="Standard">
      <style:paragraph-properties fo:margin-left="0in" fo:margin-right="0in" fo:margin-top="0in" fo:margin-bottom="0.139in" loext:contextual-spacing="false" fo:line-height="115%" fo:text-indent="0in" style:auto-text-indent="false" fo:padding="0in" fo:border="none">
        <style:tab-stops>
          <style:tab-stop style:position="3.0689in" style:type="center"/>
          <style:tab-stop style:position="6.1374in" style:type="right"/>
        </style:tab-stops>
      </style:paragraph-properties>
    </style:style>
    <style:style style:name="MT1" style:family="text">
      <style:text-properties style:font-name="Arial" fo:font-size="10pt" style:font-name-asian="Arial2" style:font-size-asian="10pt" style:font-name-complex="Arial2" style:font-size-complex="10pt"/>
    </style:style>
    <style:style style:name="MT2" style:family="text">
      <style:text-properties style:text-position="0% 100%" style:font-name="Arial" fo:font-size="10pt" style:font-name-asian="Arial2" style:font-size-asian="10pt" style:font-name-complex="Arial2" style:font-size-complex="10pt"/>
    </style:style>
    <style:style style:name="MT3" style:family="text">
      <style:text-properties style:text-position="0% 100%" style:font-name="Arial" fo:font-size="11pt" style:font-name-asian="Arial2" style:font-size-asian="11pt" style:font-name-complex="Arial2" style:font-size-complex="11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139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5in" fo:page-height="11in" style:num-format="1" style:print-orientation="portrait" fo:margin-top="0in" fo:margin-bottom="0.5in" fo:margin-left="1.1811in" fo:margin-right="1.1811in" fo:background-color="#ffffff"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Funcional</text:span><text:span text:style-name="MT2"> – Módulo 9: Definición de tipos avanzados. Kinds</text:span><text:span text:style-name="MT3">.</text:span><text:span text:style-name="MT3"><draw:rect text:anchor-type="as-char" svg:y="0in" draw:z-index="18" draw:style-name="Mgr1" draw:text-style-name="MP2" svg:width="0.0012in" svg:height="0.0213in"><text:p/></draw:rect></text:span></text:p>
      </style:header>
      <style:footer>
        <text:p text:style-name="MP3"/>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A1" office:value-type="string">
              <text:p text:style-name="MP5"><text:page-number text:select-page="current">18</text:page-number></text:p>
            </table:table-cell>
          </table:table-row>
        </table:table>
        <text:p text:style-name="MP6"/>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0" meta:object-count="0" meta:page-count="18" meta:paragraph-count="218" meta:word-count="2022" meta:character-count="11161" meta:non-whitespace-character-count="9165"/>
    <meta:generator>LibreOfficeDev/5.1.0.3$Linux_X86_64 LibreOffice_project/</meta:generator>
  </office:meta>
</office:document-meta>
</file>